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300386fe651a56a56957a8bc939c54c5" style:family="table-column">
      <style:table-column-properties fo:break-before="auto" style:use-optimal-column-width="false" style:column-width="6cm"/>
    </style:style>
    <style:style style:name="odsStyleTableColumn-e7e489d8eba27b44cb119605fc7112b2" style:family="table-column">
      <style:table-column-properties fo:break-before="auto" style:use-optimal-column-width="false" style:column-width="5cm"/>
    </style:style>
    <style:style style:name="odsStyleTableColumn-3fbaf47a5b85f9dd16e1a7cf3df8c70a" style:family="table-column">
      <style:table-column-properties fo:break-before="auto" style:use-optimal-column-width="false" style:column-width="3cm"/>
    </style:style>
    <style:style style:name="odsStyleTableCell-74458899de340bcf441567dc19810f20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8b392de2830cd7145a3b6da6ead88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fd7a2f28088bd752948bf95b6feb3cb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58748c3d693c8d3e3529543fbdde7ba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8d67cc5feccdf3f45cd1b9373c67e4ac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61d46d94c1847dc63d6528d599a7036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300386fe651a56a56957a8bc939c54c5" table:default-cell-style-name="Default"/>
        <table:table-column table:style-name="odsStyleTableColumn-e7e489d8eba27b44cb119605fc7112b2" table:default-cell-style-name="Default"/>
        <table:table-column table:style-name="odsStyleTableColumn-3fbaf47a5b85f9dd16e1a7cf3df8c70a" table:default-cell-style-name="Default"/>
        <table:table-column table:style-name="odsStyleTableColumn-3fbaf47a5b85f9dd16e1a7cf3df8c70a" table:default-cell-style-name="Default"/>
        <table:table-column table:style-name="odsStyleTableColumn-3fbaf47a5b85f9dd16e1a7cf3df8c70a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74458899de340bcf441567dc19810f20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8b392de2830cd7145a3b6da6ead886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8b392de2830cd7145a3b6da6ead8869" table:number-columns-spanned="5" table:number-rows-spanned="1" office:value-type="string">
            <text:p>TABLA No. 15-24</text:p>
          </table:table-cell>
          <table:covered-table-cell table:number-columns-repeated="4"/>
        </table:table-row>
        <table:table-row table:style-name="ro1">
          <table:table-cell table:style-name="odsStyleTableCell-98b392de2830cd7145a3b6da6ead8869" table:number-columns-spanned="5" table:number-rows-spanned="1" office:value-type="string">
            <text:p>TABLA DE COTIZACIONES DEL 23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8b392de2830cd7145a3b6da6ead886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fd7a2f28088bd752948bf95b6feb3cba" office:value-type="string">
            <text:p>PAIS</text:p>
          </table:table-cell>
          <table:table-cell table:style-name="odsStyleTableCell-fd7a2f28088bd752948bf95b6feb3cba" office:value-type="string">
            <text:p>UNIDAD MONETARIA</text:p>
          </table:table-cell>
          <table:table-cell table:style-name="odsStyleTableCell-fd7a2f28088bd752948bf95b6feb3cba" office:value-type="string">
            <text:p>MONEDA</text:p>
          </table:table-cell>
          <table:table-cell table:style-name="odsStyleTableCell-fd7a2f28088bd752948bf95b6feb3cba" office:value-type="string">
            <text:p>TIPO DE CAMBIO EN Bs POR UNIDAD DE MONEDA EXTRANJERA</text:p>
          </table:table-cell>
          <table:table-cell table:style-name="odsStyleTableCell-fd7a2f28088bd752948bf95b6feb3cba" office:value-type="string">
            <text:p>TIPO DE CAMBIO EN M.E.</text:p>
          </table:table-cell>
        </table:table-row>
        <table:table-row table:style-name="ro1">
          <table:table-cell table:style-name="odsStyleTableCell-b58748c3d693c8d3e3529543fbdde7ba" office:value-type="string">
            <text:p>ESTADOS UNIDOS</text:p>
          </table:table-cell>
          <table:table-cell table:style-name="odsStyleTableCell-b58748c3d693c8d3e3529543fbdde7ba" office:value-type="string">
            <text:p>DOLAR VENTA</text:p>
          </table:table-cell>
          <table:table-cell table:style-name="odsStyleTableCell-b58748c3d693c8d3e3529543fbdde7ba" office:value-type="string">
            <text:p>USD.VENTA</text:p>
          </table:table-cell>
          <table:table-cell table:style-name="odsStyleTableCell-8d67cc5feccdf3f45cd1b9373c67e4ac" office:value-type="string">
            <text:p>6.96000</text:p>
          </table:table-cell>
          <table:table-cell table:style-name="odsStyleTableCell-8d67cc5feccdf3f45cd1b9373c67e4ac" office:value-type="string">
            <text:p/>
          </table:table-cell>
        </table:table-row>
        <table:table-row table:style-name="ro1">
          <table:table-cell table:style-name="odsStyleTableCell-b58748c3d693c8d3e3529543fbdde7ba" office:value-type="string">
            <text:p>ESTADOS UNIDOS</text:p>
          </table:table-cell>
          <table:table-cell table:style-name="odsStyleTableCell-b58748c3d693c8d3e3529543fbdde7ba" office:value-type="string">
            <text:p>DOLAR COMPRA</text:p>
          </table:table-cell>
          <table:table-cell table:style-name="odsStyleTableCell-b58748c3d693c8d3e3529543fbdde7ba" office:value-type="string">
            <text:p>USD.COMPRA</text:p>
          </table:table-cell>
          <table:table-cell table:style-name="odsStyleTableCell-8d67cc5feccdf3f45cd1b9373c67e4ac" office:value-type="string">
            <text:p>6.86000</text:p>
          </table:table-cell>
          <table:table-cell table:style-name="odsStyleTableCell-8d67cc5feccdf3f45cd1b9373c67e4ac" office:value-type="string">
            <text:p/>
          </table:table-cell>
        </table:table-row>
        <table:table-row table:style-name="ro1">
          <table:table-cell table:style-name="odsStyleTableCell-b58748c3d693c8d3e3529543fbdde7ba" office:value-type="string">
            <text:p>UNION EUROPEA</text:p>
          </table:table-cell>
          <table:table-cell table:style-name="odsStyleTableCell-b58748c3d693c8d3e3529543fbdde7ba" office:value-type="string">
            <text:p>EURO</text:p>
          </table:table-cell>
          <table:table-cell table:style-name="odsStyleTableCell-b58748c3d693c8d3e3529543fbdde7ba" office:value-type="string">
            <text:p>EUR</text:p>
          </table:table-cell>
          <table:table-cell table:style-name="odsStyleTableCell-8d67cc5feccdf3f45cd1b9373c67e4ac" office:value-type="string">
            <text:p>7.47260</text:p>
          </table:table-cell>
          <table:table-cell table:style-name="odsStyleTableCell-8d67cc5feccdf3f45cd1b9373c67e4ac" office:value-type="string">
            <text:p>0.91802</text:p>
          </table:table-cell>
        </table:table-row>
        <table:table-row table:style-name="ro1">
          <table:table-cell table:style-name="odsStyleTableCell-b58748c3d693c8d3e3529543fbdde7ba" office:value-type="string">
            <text:p>JAPON</text:p>
          </table:table-cell>
          <table:table-cell table:style-name="odsStyleTableCell-b58748c3d693c8d3e3529543fbdde7ba" office:value-type="string">
            <text:p>YEN</text:p>
          </table:table-cell>
          <table:table-cell table:style-name="odsStyleTableCell-b58748c3d693c8d3e3529543fbdde7ba" office:value-type="string">
            <text:p>JPY</text:p>
          </table:table-cell>
          <table:table-cell table:style-name="odsStyleTableCell-8d67cc5feccdf3f45cd1b9373c67e4ac" office:value-type="string">
            <text:p>0.04627</text:p>
          </table:table-cell>
          <table:table-cell table:style-name="odsStyleTableCell-8d67cc5feccdf3f45cd1b9373c67e4ac" office:value-type="string">
            <text:p>148.26000</text:p>
          </table:table-cell>
        </table:table-row>
        <table:table-row table:style-name="ro1">
          <table:table-cell table:style-name="odsStyleTableCell-b58748c3d693c8d3e3529543fbdde7ba" office:value-type="string">
            <text:p>ARABIA SAUDITA</text:p>
          </table:table-cell>
          <table:table-cell table:style-name="odsStyleTableCell-b58748c3d693c8d3e3529543fbdde7ba" office:value-type="string">
            <text:p>RIYAL SAUDÍ</text:p>
          </table:table-cell>
          <table:table-cell table:style-name="odsStyleTableCell-b58748c3d693c8d3e3529543fbdde7ba" office:value-type="string">
            <text:p>SAR</text:p>
          </table:table-cell>
          <table:table-cell table:style-name="odsStyleTableCell-8d67cc5feccdf3f45cd1b9373c67e4ac" office:value-type="string">
            <text:p>1.82904</text:p>
          </table:table-cell>
          <table:table-cell table:style-name="odsStyleTableCell-8d67cc5feccdf3f45cd1b9373c67e4ac" office:value-type="string">
            <text:p>3.75060</text:p>
          </table:table-cell>
        </table:table-row>
        <table:table-row table:style-name="ro1">
          <table:table-cell table:style-name="odsStyleTableCell-b58748c3d693c8d3e3529543fbdde7ba" office:value-type="string">
            <text:p>ARGELIA</text:p>
          </table:table-cell>
          <table:table-cell table:style-name="odsStyleTableCell-b58748c3d693c8d3e3529543fbdde7ba" office:value-type="string">
            <text:p>DINAR ARGELINO</text:p>
          </table:table-cell>
          <table:table-cell table:style-name="odsStyleTableCell-b58748c3d693c8d3e3529543fbdde7ba" office:value-type="string">
            <text:p>DZD</text:p>
          </table:table-cell>
          <table:table-cell table:style-name="odsStyleTableCell-8d67cc5feccdf3f45cd1b9373c67e4ac" office:value-type="string">
            <text:p>0.05108</text:p>
          </table:table-cell>
          <table:table-cell table:style-name="odsStyleTableCell-8d67cc5feccdf3f45cd1b9373c67e4ac" office:value-type="string">
            <text:p>134.30510</text:p>
          </table:table-cell>
        </table:table-row>
        <table:table-row table:style-name="ro1">
          <table:table-cell table:style-name="odsStyleTableCell-b58748c3d693c8d3e3529543fbdde7ba" office:value-type="string">
            <text:p>ARGENTINA</text:p>
          </table:table-cell>
          <table:table-cell table:style-name="odsStyleTableCell-b58748c3d693c8d3e3529543fbdde7ba" office:value-type="string">
            <text:p>PESO</text:p>
          </table:table-cell>
          <table:table-cell table:style-name="odsStyleTableCell-b58748c3d693c8d3e3529543fbdde7ba" office:value-type="string">
            <text:p>ARS</text:p>
          </table:table-cell>
          <table:table-cell table:style-name="odsStyleTableCell-8d67cc5feccdf3f45cd1b9373c67e4ac" office:value-type="string">
            <text:p>0.00837</text:p>
          </table:table-cell>
          <table:table-cell table:style-name="odsStyleTableCell-8d67cc5feccdf3f45cd1b9373c67e4ac" office:value-type="string">
            <text:p>819.80000</text:p>
          </table:table-cell>
        </table:table-row>
        <table:table-row table:style-name="ro1">
          <table:table-cell table:style-name="odsStyleTableCell-b58748c3d693c8d3e3529543fbdde7ba" office:value-type="string">
            <text:p>AUSTRALIA</text:p>
          </table:table-cell>
          <table:table-cell table:style-name="odsStyleTableCell-b58748c3d693c8d3e3529543fbdde7ba" office:value-type="string">
            <text:p>DÓLAR</text:p>
          </table:table-cell>
          <table:table-cell table:style-name="odsStyleTableCell-b58748c3d693c8d3e3529543fbdde7ba" office:value-type="string">
            <text:p>AUD</text:p>
          </table:table-cell>
          <table:table-cell table:style-name="odsStyleTableCell-8d67cc5feccdf3f45cd1b9373c67e4ac" office:value-type="string">
            <text:p>4.52006</text:p>
          </table:table-cell>
          <table:table-cell table:style-name="odsStyleTableCell-8d67cc5feccdf3f45cd1b9373c67e4ac" office:value-type="string">
            <text:p>1.51768</text:p>
          </table:table-cell>
        </table:table-row>
        <table:table-row table:style-name="ro1">
          <table:table-cell table:style-name="odsStyleTableCell-b58748c3d693c8d3e3529543fbdde7ba" office:value-type="string">
            <text:p>BRASIL</text:p>
          </table:table-cell>
          <table:table-cell table:style-name="odsStyleTableCell-b58748c3d693c8d3e3529543fbdde7ba" office:value-type="string">
            <text:p>REAL</text:p>
          </table:table-cell>
          <table:table-cell table:style-name="odsStyleTableCell-b58748c3d693c8d3e3529543fbdde7ba" office:value-type="string">
            <text:p>BRL</text:p>
          </table:table-cell>
          <table:table-cell table:style-name="odsStyleTableCell-8d67cc5feccdf3f45cd1b9373c67e4ac" office:value-type="string">
            <text:p>1.39221</text:p>
          </table:table-cell>
          <table:table-cell table:style-name="odsStyleTableCell-8d67cc5feccdf3f45cd1b9373c67e4ac" office:value-type="string">
            <text:p>4.92740</text:p>
          </table:table-cell>
        </table:table-row>
        <table:table-row table:style-name="ro1">
          <table:table-cell table:style-name="odsStyleTableCell-b58748c3d693c8d3e3529543fbdde7ba" office:value-type="string">
            <text:p>CANADA</text:p>
          </table:table-cell>
          <table:table-cell table:style-name="odsStyleTableCell-b58748c3d693c8d3e3529543fbdde7ba" office:value-type="string">
            <text:p>DÓLAR</text:p>
          </table:table-cell>
          <table:table-cell table:style-name="odsStyleTableCell-b58748c3d693c8d3e3529543fbdde7ba" office:value-type="string">
            <text:p>CAD</text:p>
          </table:table-cell>
          <table:table-cell table:style-name="odsStyleTableCell-8d67cc5feccdf3f45cd1b9373c67e4ac" office:value-type="string">
            <text:p>5.09923</text:p>
          </table:table-cell>
          <table:table-cell table:style-name="odsStyleTableCell-8d67cc5feccdf3f45cd1b9373c67e4ac" office:value-type="string">
            <text:p>1.34530</text:p>
          </table:table-cell>
        </table:table-row>
        <table:table-row table:style-name="ro1">
          <table:table-cell table:style-name="odsStyleTableCell-b58748c3d693c8d3e3529543fbdde7ba" office:value-type="string">
            <text:p>CHILE</text:p>
          </table:table-cell>
          <table:table-cell table:style-name="odsStyleTableCell-b58748c3d693c8d3e3529543fbdde7ba" office:value-type="string">
            <text:p>PESO</text:p>
          </table:table-cell>
          <table:table-cell table:style-name="odsStyleTableCell-b58748c3d693c8d3e3529543fbdde7ba" office:value-type="string">
            <text:p>CLP</text:p>
          </table:table-cell>
          <table:table-cell table:style-name="odsStyleTableCell-8d67cc5feccdf3f45cd1b9373c67e4ac" office:value-type="string">
            <text:p>0.00753</text:p>
          </table:table-cell>
          <table:table-cell table:style-name="odsStyleTableCell-8d67cc5feccdf3f45cd1b9373c67e4ac" office:value-type="string">
            <text:p>910.76000</text:p>
          </table:table-cell>
        </table:table-row>
        <table:table-row table:style-name="ro1">
          <table:table-cell table:style-name="odsStyleTableCell-b58748c3d693c8d3e3529543fbdde7ba" office:value-type="string">
            <text:p>COLOMBIA</text:p>
          </table:table-cell>
          <table:table-cell table:style-name="odsStyleTableCell-b58748c3d693c8d3e3529543fbdde7ba" office:value-type="string">
            <text:p>PESO</text:p>
          </table:table-cell>
          <table:table-cell table:style-name="odsStyleTableCell-b58748c3d693c8d3e3529543fbdde7ba" office:value-type="string">
            <text:p>COP</text:p>
          </table:table-cell>
          <table:table-cell table:style-name="odsStyleTableCell-8d67cc5feccdf3f45cd1b9373c67e4ac" office:value-type="string">
            <text:p>0.00175</text:p>
          </table:table-cell>
          <table:table-cell table:style-name="odsStyleTableCell-8d67cc5feccdf3f45cd1b9373c67e4ac" office:value-type="string">
            <text:p>3,911.25000</text:p>
          </table:table-cell>
        </table:table-row>
        <table:table-row table:style-name="ro1">
          <table:table-cell table:style-name="odsStyleTableCell-b58748c3d693c8d3e3529543fbdde7ba" office:value-type="string">
            <text:p>COREA DEL SUR</text:p>
          </table:table-cell>
          <table:table-cell table:style-name="odsStyleTableCell-b58748c3d693c8d3e3529543fbdde7ba" office:value-type="string">
            <text:p>WON</text:p>
          </table:table-cell>
          <table:table-cell table:style-name="odsStyleTableCell-b58748c3d693c8d3e3529543fbdde7ba" office:value-type="string">
            <text:p>KRW</text:p>
          </table:table-cell>
          <table:table-cell table:style-name="odsStyleTableCell-8d67cc5feccdf3f45cd1b9373c67e4ac" office:value-type="string">
            <text:p>0.00512</text:p>
          </table:table-cell>
          <table:table-cell table:style-name="odsStyleTableCell-8d67cc5feccdf3f45cd1b9373c67e4ac" office:value-type="string">
            <text:p>1,338.77000</text:p>
          </table:table-cell>
        </table:table-row>
        <table:table-row table:style-name="ro1">
          <table:table-cell table:style-name="odsStyleTableCell-b58748c3d693c8d3e3529543fbdde7ba" office:value-type="string">
            <text:p>COSTA RICA</text:p>
          </table:table-cell>
          <table:table-cell table:style-name="odsStyleTableCell-b58748c3d693c8d3e3529543fbdde7ba" office:value-type="string">
            <text:p>COLON COSTARRICENSE</text:p>
          </table:table-cell>
          <table:table-cell table:style-name="odsStyleTableCell-b58748c3d693c8d3e3529543fbdde7ba" office:value-type="string">
            <text:p>CRC</text:p>
          </table:table-cell>
          <table:table-cell table:style-name="odsStyleTableCell-8d67cc5feccdf3f45cd1b9373c67e4ac" office:value-type="string">
            <text:p>0.01329</text:p>
          </table:table-cell>
          <table:table-cell table:style-name="odsStyleTableCell-8d67cc5feccdf3f45cd1b9373c67e4ac" office:value-type="string">
            <text:p>516.30000</text:p>
          </table:table-cell>
        </table:table-row>
        <table:table-row table:style-name="ro1">
          <table:table-cell table:style-name="odsStyleTableCell-b58748c3d693c8d3e3529543fbdde7ba" office:value-type="string">
            <text:p>REPUBLICA CHECA</text:p>
          </table:table-cell>
          <table:table-cell table:style-name="odsStyleTableCell-b58748c3d693c8d3e3529543fbdde7ba" office:value-type="string">
            <text:p>CORONA CHECA</text:p>
          </table:table-cell>
          <table:table-cell table:style-name="odsStyleTableCell-b58748c3d693c8d3e3529543fbdde7ba" office:value-type="string">
            <text:p>CZK</text:p>
          </table:table-cell>
          <table:table-cell table:style-name="odsStyleTableCell-8d67cc5feccdf3f45cd1b9373c67e4ac" office:value-type="string">
            <text:p>0.30150</text:p>
          </table:table-cell>
          <table:table-cell table:style-name="odsStyleTableCell-8d67cc5feccdf3f45cd1b9373c67e4ac" office:value-type="string">
            <text:p>22.75300</text:p>
          </table:table-cell>
        </table:table-row>
        <table:table-row table:style-name="ro1">
          <table:table-cell table:style-name="odsStyleTableCell-b58748c3d693c8d3e3529543fbdde7ba" office:value-type="string">
            <text:p>DINAMARCA</text:p>
          </table:table-cell>
          <table:table-cell table:style-name="odsStyleTableCell-b58748c3d693c8d3e3529543fbdde7ba" office:value-type="string">
            <text:p>CORONA</text:p>
          </table:table-cell>
          <table:table-cell table:style-name="odsStyleTableCell-b58748c3d693c8d3e3529543fbdde7ba" office:value-type="string">
            <text:p>DKK</text:p>
          </table:table-cell>
          <table:table-cell table:style-name="odsStyleTableCell-8d67cc5feccdf3f45cd1b9373c67e4ac" office:value-type="string">
            <text:p>1.00202</text:p>
          </table:table-cell>
          <table:table-cell table:style-name="odsStyleTableCell-8d67cc5feccdf3f45cd1b9373c67e4ac" office:value-type="string">
            <text:p>6.84620</text:p>
          </table:table-cell>
        </table:table-row>
        <table:table-row table:style-name="ro1">
          <table:table-cell table:style-name="odsStyleTableCell-b58748c3d693c8d3e3529543fbdde7ba" office:value-type="string">
            <text:p>ECUADOR</text:p>
          </table:table-cell>
          <table:table-cell table:style-name="odsStyleTableCell-b58748c3d693c8d3e3529543fbdde7ba" office:value-type="string">
            <text:p>DÓLAR</text:p>
          </table:table-cell>
          <table:table-cell table:style-name="odsStyleTableCell-b58748c3d693c8d3e3529543fbdde7ba" office:value-type="string">
            <text:p>USD</text:p>
          </table:table-cell>
          <table:table-cell table:style-name="odsStyleTableCell-8d67cc5feccdf3f45cd1b9373c67e4ac" office:value-type="string">
            <text:p>6.86000</text:p>
          </table:table-cell>
          <table:table-cell table:style-name="odsStyleTableCell-8d67cc5feccdf3f45cd1b9373c67e4ac" office:value-type="string">
            <text:p>1.00000</text:p>
          </table:table-cell>
        </table:table-row>
        <table:table-row table:style-name="ro1">
          <table:table-cell table:style-name="odsStyleTableCell-b58748c3d693c8d3e3529543fbdde7ba" office:value-type="string">
            <text:p>EMIRATOS ARABES</text:p>
          </table:table-cell>
          <table:table-cell table:style-name="odsStyleTableCell-b58748c3d693c8d3e3529543fbdde7ba" office:value-type="string">
            <text:p>DIRHAM</text:p>
          </table:table-cell>
          <table:table-cell table:style-name="odsStyleTableCell-b58748c3d693c8d3e3529543fbdde7ba" office:value-type="string">
            <text:p>AED</text:p>
          </table:table-cell>
          <table:table-cell table:style-name="odsStyleTableCell-8d67cc5feccdf3f45cd1b9373c67e4ac" office:value-type="string">
            <text:p>1.86773</text:p>
          </table:table-cell>
          <table:table-cell table:style-name="odsStyleTableCell-8d67cc5feccdf3f45cd1b9373c67e4ac" office:value-type="string">
            <text:p>3.67290</text:p>
          </table:table-cell>
        </table:table-row>
        <table:table-row table:style-name="ro1">
          <table:table-cell table:style-name="odsStyleTableCell-b58748c3d693c8d3e3529543fbdde7ba" office:value-type="string">
            <text:p>FILIPINAS</text:p>
          </table:table-cell>
          <table:table-cell table:style-name="odsStyleTableCell-b58748c3d693c8d3e3529543fbdde7ba" office:value-type="string">
            <text:p>PESO FILIPINO</text:p>
          </table:table-cell>
          <table:table-cell table:style-name="odsStyleTableCell-b58748c3d693c8d3e3529543fbdde7ba" office:value-type="string">
            <text:p>PHP</text:p>
          </table:table-cell>
          <table:table-cell table:style-name="odsStyleTableCell-8d67cc5feccdf3f45cd1b9373c67e4ac" office:value-type="string">
            <text:p>0.12256</text:p>
          </table:table-cell>
          <table:table-cell table:style-name="odsStyleTableCell-8d67cc5feccdf3f45cd1b9373c67e4ac" office:value-type="string">
            <text:p>55.97200</text:p>
          </table:table-cell>
        </table:table-row>
        <table:table-row table:style-name="ro1">
          <table:table-cell table:style-name="odsStyleTableCell-b58748c3d693c8d3e3529543fbdde7ba" office:value-type="string">
            <text:p>HAITÍ</text:p>
          </table:table-cell>
          <table:table-cell table:style-name="odsStyleTableCell-b58748c3d693c8d3e3529543fbdde7ba" office:value-type="string">
            <text:p>GOURDE</text:p>
          </table:table-cell>
          <table:table-cell table:style-name="odsStyleTableCell-b58748c3d693c8d3e3529543fbdde7ba" office:value-type="string">
            <text:p>HTG</text:p>
          </table:table-cell>
          <table:table-cell table:style-name="odsStyleTableCell-8d67cc5feccdf3f45cd1b9373c67e4ac" office:value-type="string">
            <text:p>0.05216</text:p>
          </table:table-cell>
          <table:table-cell table:style-name="odsStyleTableCell-8d67cc5feccdf3f45cd1b9373c67e4ac" office:value-type="string">
            <text:p>131.51850</text:p>
          </table:table-cell>
        </table:table-row>
        <table:table-row table:style-name="ro1">
          <table:table-cell table:style-name="odsStyleTableCell-b58748c3d693c8d3e3529543fbdde7ba" office:value-type="string">
            <text:p>HONG KONG</text:p>
          </table:table-cell>
          <table:table-cell table:style-name="odsStyleTableCell-b58748c3d693c8d3e3529543fbdde7ba" office:value-type="string">
            <text:p>DÓLAR</text:p>
          </table:table-cell>
          <table:table-cell table:style-name="odsStyleTableCell-b58748c3d693c8d3e3529543fbdde7ba" office:value-type="string">
            <text:p>HKD</text:p>
          </table:table-cell>
          <table:table-cell table:style-name="odsStyleTableCell-8d67cc5feccdf3f45cd1b9373c67e4ac" office:value-type="string">
            <text:p>0.87744</text:p>
          </table:table-cell>
          <table:table-cell table:style-name="odsStyleTableCell-8d67cc5feccdf3f45cd1b9373c67e4ac" office:value-type="string">
            <text:p>7.81820</text:p>
          </table:table-cell>
        </table:table-row>
        <table:table-row table:style-name="ro1">
          <table:table-cell table:style-name="odsStyleTableCell-b58748c3d693c8d3e3529543fbdde7ba" office:value-type="string">
            <text:p>INDIA</text:p>
          </table:table-cell>
          <table:table-cell table:style-name="odsStyleTableCell-b58748c3d693c8d3e3529543fbdde7ba" office:value-type="string">
            <text:p>RUPIA</text:p>
          </table:table-cell>
          <table:table-cell table:style-name="odsStyleTableCell-b58748c3d693c8d3e3529543fbdde7ba" office:value-type="string">
            <text:p>INR</text:p>
          </table:table-cell>
          <table:table-cell table:style-name="odsStyleTableCell-8d67cc5feccdf3f45cd1b9373c67e4ac" office:value-type="string">
            <text:p>0.08259</text:p>
          </table:table-cell>
          <table:table-cell table:style-name="odsStyleTableCell-8d67cc5feccdf3f45cd1b9373c67e4ac" office:value-type="string">
            <text:p>83.06500</text:p>
          </table:table-cell>
        </table:table-row>
        <table:table-row table:style-name="ro1">
          <table:table-cell table:style-name="odsStyleTableCell-b58748c3d693c8d3e3529543fbdde7ba" office:value-type="string">
            <text:p>INDONESIA</text:p>
          </table:table-cell>
          <table:table-cell table:style-name="odsStyleTableCell-b58748c3d693c8d3e3529543fbdde7ba" office:value-type="string">
            <text:p>RUPIA INDONESIA</text:p>
          </table:table-cell>
          <table:table-cell table:style-name="odsStyleTableCell-b58748c3d693c8d3e3529543fbdde7ba" office:value-type="string">
            <text:p>IDR</text:p>
          </table:table-cell>
          <table:table-cell table:style-name="odsStyleTableCell-8d67cc5feccdf3f45cd1b9373c67e4ac" office:value-type="string">
            <text:p>0.00044</text:p>
          </table:table-cell>
          <table:table-cell table:style-name="odsStyleTableCell-8d67cc5feccdf3f45cd1b9373c67e4ac" office:value-type="string">
            <text:p>15,615.00000</text:p>
          </table:table-cell>
        </table:table-row>
        <table:table-row table:style-name="ro1">
          <table:table-cell table:style-name="odsStyleTableCell-b58748c3d693c8d3e3529543fbdde7ba" office:value-type="string">
            <text:p>ISRAEL</text:p>
          </table:table-cell>
          <table:table-cell table:style-name="odsStyleTableCell-b58748c3d693c8d3e3529543fbdde7ba" office:value-type="string">
            <text:p>NUEVO SÉQUEL</text:p>
          </table:table-cell>
          <table:table-cell table:style-name="odsStyleTableCell-b58748c3d693c8d3e3529543fbdde7ba" office:value-type="string">
            <text:p>ILS</text:p>
          </table:table-cell>
          <table:table-cell table:style-name="odsStyleTableCell-8d67cc5feccdf3f45cd1b9373c67e4ac" office:value-type="string">
            <text:p>1.83173</text:p>
          </table:table-cell>
          <table:table-cell table:style-name="odsStyleTableCell-8d67cc5feccdf3f45cd1b9373c67e4ac" office:value-type="string">
            <text:p>3.74510</text:p>
          </table:table-cell>
        </table:table-row>
        <table:table-row table:style-name="ro1">
          <table:table-cell table:style-name="odsStyleTableCell-b58748c3d693c8d3e3529543fbdde7ba" office:value-type="string">
            <text:p>MALASIA</text:p>
          </table:table-cell>
          <table:table-cell table:style-name="odsStyleTableCell-b58748c3d693c8d3e3529543fbdde7ba" office:value-type="string">
            <text:p>RINGGIT MALAYO</text:p>
          </table:table-cell>
          <table:table-cell table:style-name="odsStyleTableCell-b58748c3d693c8d3e3529543fbdde7ba" office:value-type="string">
            <text:p>MYR</text:p>
          </table:table-cell>
          <table:table-cell table:style-name="odsStyleTableCell-8d67cc5feccdf3f45cd1b9373c67e4ac" office:value-type="string">
            <text:p>1.45385</text:p>
          </table:table-cell>
          <table:table-cell table:style-name="odsStyleTableCell-8d67cc5feccdf3f45cd1b9373c67e4ac" office:value-type="string">
            <text:p>4.71850</text:p>
          </table:table-cell>
        </table:table-row>
        <table:table-row table:style-name="ro1">
          <table:table-cell table:style-name="odsStyleTableCell-b58748c3d693c8d3e3529543fbdde7ba" office:value-type="string">
            <text:p>MEXICO</text:p>
          </table:table-cell>
          <table:table-cell table:style-name="odsStyleTableCell-b58748c3d693c8d3e3529543fbdde7ba" office:value-type="string">
            <text:p>PESO</text:p>
          </table:table-cell>
          <table:table-cell table:style-name="odsStyleTableCell-b58748c3d693c8d3e3529543fbdde7ba" office:value-type="string">
            <text:p>MXN</text:p>
          </table:table-cell>
          <table:table-cell table:style-name="odsStyleTableCell-8d67cc5feccdf3f45cd1b9373c67e4ac" office:value-type="string">
            <text:p>0.40121</text:p>
          </table:table-cell>
          <table:table-cell table:style-name="odsStyleTableCell-8d67cc5feccdf3f45cd1b9373c67e4ac" office:value-type="string">
            <text:p>17.09840</text:p>
          </table:table-cell>
        </table:table-row>
        <table:table-row table:style-name="ro1">
          <table:table-cell table:style-name="odsStyleTableCell-b58748c3d693c8d3e3529543fbdde7ba" office:value-type="string">
            <text:p>NORUEGA</text:p>
          </table:table-cell>
          <table:table-cell table:style-name="odsStyleTableCell-b58748c3d693c8d3e3529543fbdde7ba" office:value-type="string">
            <text:p>CORONA</text:p>
          </table:table-cell>
          <table:table-cell table:style-name="odsStyleTableCell-b58748c3d693c8d3e3529543fbdde7ba" office:value-type="string">
            <text:p>NOK</text:p>
          </table:table-cell>
          <table:table-cell table:style-name="odsStyleTableCell-8d67cc5feccdf3f45cd1b9373c67e4ac" office:value-type="string">
            <text:p>0.65365</text:p>
          </table:table-cell>
          <table:table-cell table:style-name="odsStyleTableCell-8d67cc5feccdf3f45cd1b9373c67e4ac" office:value-type="string">
            <text:p>10.49490</text:p>
          </table:table-cell>
        </table:table-row>
        <table:table-row table:style-name="ro1">
          <table:table-cell table:style-name="odsStyleTableCell-b58748c3d693c8d3e3529543fbdde7ba" office:value-type="string">
            <text:p>PANAMÁ</text:p>
          </table:table-cell>
          <table:table-cell table:style-name="odsStyleTableCell-b58748c3d693c8d3e3529543fbdde7ba" office:value-type="string">
            <text:p>BALBOA</text:p>
          </table:table-cell>
          <table:table-cell table:style-name="odsStyleTableCell-b58748c3d693c8d3e3529543fbdde7ba" office:value-type="string">
            <text:p>PAB</text:p>
          </table:table-cell>
          <table:table-cell table:style-name="odsStyleTableCell-8d67cc5feccdf3f45cd1b9373c67e4ac" office:value-type="string">
            <text:p>6.86000</text:p>
          </table:table-cell>
          <table:table-cell table:style-name="odsStyleTableCell-8d67cc5feccdf3f45cd1b9373c67e4ac" office:value-type="string">
            <text:p>1.00000</text:p>
          </table:table-cell>
        </table:table-row>
        <table:table-row table:style-name="ro1">
          <table:table-cell table:style-name="odsStyleTableCell-b58748c3d693c8d3e3529543fbdde7ba" office:value-type="string">
            <text:p>PARAGUAY</text:p>
          </table:table-cell>
          <table:table-cell table:style-name="odsStyleTableCell-b58748c3d693c8d3e3529543fbdde7ba" office:value-type="string">
            <text:p>GUARANI</text:p>
          </table:table-cell>
          <table:table-cell table:style-name="odsStyleTableCell-b58748c3d693c8d3e3529543fbdde7ba" office:value-type="string">
            <text:p>PYG</text:p>
          </table:table-cell>
          <table:table-cell table:style-name="odsStyleTableCell-8d67cc5feccdf3f45cd1b9373c67e4ac" office:value-type="string">
            <text:p>0.00094</text:p>
          </table:table-cell>
          <table:table-cell table:style-name="odsStyleTableCell-8d67cc5feccdf3f45cd1b9373c67e4ac" office:value-type="string">
            <text:p>7,307.00000</text:p>
          </table:table-cell>
        </table:table-row>
        <table:table-row table:style-name="ro1">
          <table:table-cell table:style-name="odsStyleTableCell-b58748c3d693c8d3e3529543fbdde7ba" office:value-type="string">
            <text:p>PERU</text:p>
          </table:table-cell>
          <table:table-cell table:style-name="odsStyleTableCell-b58748c3d693c8d3e3529543fbdde7ba" office:value-type="string">
            <text:p>NUEVO SOL</text:p>
          </table:table-cell>
          <table:table-cell table:style-name="odsStyleTableCell-b58748c3d693c8d3e3529543fbdde7ba" office:value-type="string">
            <text:p>PEN</text:p>
          </table:table-cell>
          <table:table-cell table:style-name="odsStyleTableCell-8d67cc5feccdf3f45cd1b9373c67e4ac" office:value-type="string">
            <text:p>1.83349</text:p>
          </table:table-cell>
          <table:table-cell table:style-name="odsStyleTableCell-8d67cc5feccdf3f45cd1b9373c67e4ac" office:value-type="string">
            <text:p>3.74150</text:p>
          </table:table-cell>
        </table:table-row>
        <table:table-row table:style-name="ro1">
          <table:table-cell table:style-name="odsStyleTableCell-b58748c3d693c8d3e3529543fbdde7ba" office:value-type="string">
            <text:p>REINO UNIDO</text:p>
          </table:table-cell>
          <table:table-cell table:style-name="odsStyleTableCell-b58748c3d693c8d3e3529543fbdde7ba" office:value-type="string">
            <text:p>LIBRA</text:p>
          </table:table-cell>
          <table:table-cell table:style-name="odsStyleTableCell-b58748c3d693c8d3e3529543fbdde7ba" office:value-type="string">
            <text:p>GBP</text:p>
          </table:table-cell>
          <table:table-cell table:style-name="odsStyleTableCell-8d67cc5feccdf3f45cd1b9373c67e4ac" office:value-type="string">
            <text:p>8.70603</text:p>
          </table:table-cell>
          <table:table-cell table:style-name="odsStyleTableCell-8d67cc5feccdf3f45cd1b9373c67e4ac" office:value-type="string">
            <text:p>0.78796</text:p>
          </table:table-cell>
        </table:table-row>
        <table:table-row table:style-name="ro1">
          <table:table-cell table:style-name="odsStyleTableCell-b58748c3d693c8d3e3529543fbdde7ba" office:value-type="string">
            <text:p>REPÚBLICA DOMINICANA</text:p>
          </table:table-cell>
          <table:table-cell table:style-name="odsStyleTableCell-b58748c3d693c8d3e3529543fbdde7ba" office:value-type="string">
            <text:p>PESO DOMINICANO</text:p>
          </table:table-cell>
          <table:table-cell table:style-name="odsStyleTableCell-b58748c3d693c8d3e3529543fbdde7ba" office:value-type="string">
            <text:p>DOP</text:p>
          </table:table-cell>
          <table:table-cell table:style-name="odsStyleTableCell-8d67cc5feccdf3f45cd1b9373c67e4ac" office:value-type="string">
            <text:p>0.11674</text:p>
          </table:table-cell>
          <table:table-cell table:style-name="odsStyleTableCell-8d67cc5feccdf3f45cd1b9373c67e4ac" office:value-type="string">
            <text:p>58.76300</text:p>
          </table:table-cell>
        </table:table-row>
        <table:table-row table:style-name="ro1">
          <table:table-cell table:style-name="odsStyleTableCell-b58748c3d693c8d3e3529543fbdde7ba" office:value-type="string">
            <text:p>REP.POPULAR CHINA</text:p>
          </table:table-cell>
          <table:table-cell table:style-name="odsStyleTableCell-b58748c3d693c8d3e3529543fbdde7ba" office:value-type="string">
            <text:p>YUAN RENMINBI OFFSHORE</text:p>
          </table:table-cell>
          <table:table-cell table:style-name="odsStyleTableCell-b58748c3d693c8d3e3529543fbdde7ba" office:value-type="string">
            <text:p>CNH</text:p>
          </table:table-cell>
          <table:table-cell table:style-name="odsStyleTableCell-8d67cc5feccdf3f45cd1b9373c67e4ac" office:value-type="string">
            <text:p>0.95208</text:p>
          </table:table-cell>
          <table:table-cell table:style-name="odsStyleTableCell-8d67cc5feccdf3f45cd1b9373c67e4ac" office:value-type="string">
            <text:p>7.20530</text:p>
          </table:table-cell>
        </table:table-row>
        <table:table-row table:style-name="ro1">
          <table:table-cell table:style-name="odsStyleTableCell-b58748c3d693c8d3e3529543fbdde7ba" office:value-type="string">
            <text:p>RUSIA</text:p>
          </table:table-cell>
          <table:table-cell table:style-name="odsStyleTableCell-b58748c3d693c8d3e3529543fbdde7ba" office:value-type="string">
            <text:p>RUBLO RUSO</text:p>
          </table:table-cell>
          <table:table-cell table:style-name="odsStyleTableCell-b58748c3d693c8d3e3529543fbdde7ba" office:value-type="string">
            <text:p>RUB</text:p>
          </table:table-cell>
          <table:table-cell table:style-name="odsStyleTableCell-8d67cc5feccdf3f45cd1b9373c67e4ac" office:value-type="string">
            <text:p>0.07799</text:p>
          </table:table-cell>
          <table:table-cell table:style-name="odsStyleTableCell-8d67cc5feccdf3f45cd1b9373c67e4ac" office:value-type="string">
            <text:p>87.95570</text:p>
          </table:table-cell>
        </table:table-row>
        <table:table-row table:style-name="ro1">
          <table:table-cell table:style-name="odsStyleTableCell-b58748c3d693c8d3e3529543fbdde7ba" office:value-type="string">
            <text:p>SINGAPUR</text:p>
          </table:table-cell>
          <table:table-cell table:style-name="odsStyleTableCell-b58748c3d693c8d3e3529543fbdde7ba" office:value-type="string">
            <text:p>DÓLAR</text:p>
          </table:table-cell>
          <table:table-cell table:style-name="odsStyleTableCell-b58748c3d693c8d3e3529543fbdde7ba" office:value-type="string">
            <text:p>SGD</text:p>
          </table:table-cell>
          <table:table-cell table:style-name="odsStyleTableCell-8d67cc5feccdf3f45cd1b9373c67e4ac" office:value-type="string">
            <text:p>5.11597</text:p>
          </table:table-cell>
          <table:table-cell table:style-name="odsStyleTableCell-8d67cc5feccdf3f45cd1b9373c67e4ac" office:value-type="string">
            <text:p>1.34090</text:p>
          </table:table-cell>
        </table:table-row>
        <table:table-row table:style-name="ro1">
          <table:table-cell table:style-name="odsStyleTableCell-b58748c3d693c8d3e3529543fbdde7ba" office:value-type="string">
            <text:p>SUDÁFRICA</text:p>
          </table:table-cell>
          <table:table-cell table:style-name="odsStyleTableCell-b58748c3d693c8d3e3529543fbdde7ba" office:value-type="string">
            <text:p>RAND</text:p>
          </table:table-cell>
          <table:table-cell table:style-name="odsStyleTableCell-b58748c3d693c8d3e3529543fbdde7ba" office:value-type="string">
            <text:p>ZAR</text:p>
          </table:table-cell>
          <table:table-cell table:style-name="odsStyleTableCell-8d67cc5feccdf3f45cd1b9373c67e4ac" office:value-type="string">
            <text:p>0.36056</text:p>
          </table:table-cell>
          <table:table-cell table:style-name="odsStyleTableCell-8d67cc5feccdf3f45cd1b9373c67e4ac" office:value-type="string">
            <text:p>19.02580</text:p>
          </table:table-cell>
        </table:table-row>
        <table:table-row table:style-name="ro1">
          <table:table-cell table:style-name="odsStyleTableCell-b58748c3d693c8d3e3529543fbdde7ba" office:value-type="string">
            <text:p>SUECIA</text:p>
          </table:table-cell>
          <table:table-cell table:style-name="odsStyleTableCell-b58748c3d693c8d3e3529543fbdde7ba" office:value-type="string">
            <text:p>CORONA</text:p>
          </table:table-cell>
          <table:table-cell table:style-name="odsStyleTableCell-b58748c3d693c8d3e3529543fbdde7ba" office:value-type="string">
            <text:p>SEK</text:p>
          </table:table-cell>
          <table:table-cell table:style-name="odsStyleTableCell-8d67cc5feccdf3f45cd1b9373c67e4ac" office:value-type="string">
            <text:p>0.65508</text:p>
          </table:table-cell>
          <table:table-cell table:style-name="odsStyleTableCell-8d67cc5feccdf3f45cd1b9373c67e4ac" office:value-type="string">
            <text:p>10.47200</text:p>
          </table:table-cell>
        </table:table-row>
        <table:table-row table:style-name="ro1">
          <table:table-cell table:style-name="odsStyleTableCell-b58748c3d693c8d3e3529543fbdde7ba" office:value-type="string">
            <text:p>SUIZA</text:p>
          </table:table-cell>
          <table:table-cell table:style-name="odsStyleTableCell-b58748c3d693c8d3e3529543fbdde7ba" office:value-type="string">
            <text:p>FRANCO</text:p>
          </table:table-cell>
          <table:table-cell table:style-name="odsStyleTableCell-b58748c3d693c8d3e3529543fbdde7ba" office:value-type="string">
            <text:p>CHF</text:p>
          </table:table-cell>
          <table:table-cell table:style-name="odsStyleTableCell-8d67cc5feccdf3f45cd1b9373c67e4ac" office:value-type="string">
            <text:p>7.89050</text:p>
          </table:table-cell>
          <table:table-cell table:style-name="odsStyleTableCell-8d67cc5feccdf3f45cd1b9373c67e4ac" office:value-type="string">
            <text:p>0.86940</text:p>
          </table:table-cell>
        </table:table-row>
        <table:table-row table:style-name="ro1">
          <table:table-cell table:style-name="odsStyleTableCell-b58748c3d693c8d3e3529543fbdde7ba" office:value-type="string">
            <text:p>TAILANDIA</text:p>
          </table:table-cell>
          <table:table-cell table:style-name="odsStyleTableCell-b58748c3d693c8d3e3529543fbdde7ba" office:value-type="string">
            <text:p>THAI BAHT</text:p>
          </table:table-cell>
          <table:table-cell table:style-name="odsStyleTableCell-b58748c3d693c8d3e3529543fbdde7ba" office:value-type="string">
            <text:p>THB</text:p>
          </table:table-cell>
          <table:table-cell table:style-name="odsStyleTableCell-8d67cc5feccdf3f45cd1b9373c67e4ac" office:value-type="string">
            <text:p>0.19299</text:p>
          </table:table-cell>
          <table:table-cell table:style-name="odsStyleTableCell-8d67cc5feccdf3f45cd1b9373c67e4ac" office:value-type="string">
            <text:p>35.54600</text:p>
          </table:table-cell>
        </table:table-row>
        <table:table-row table:style-name="ro1">
          <table:table-cell table:style-name="odsStyleTableCell-b58748c3d693c8d3e3529543fbdde7ba" office:value-type="string">
            <text:p>TAIWAN</text:p>
          </table:table-cell>
          <table:table-cell table:style-name="odsStyleTableCell-b58748c3d693c8d3e3529543fbdde7ba" office:value-type="string">
            <text:p>DÓLAR</text:p>
          </table:table-cell>
          <table:table-cell table:style-name="odsStyleTableCell-b58748c3d693c8d3e3529543fbdde7ba" office:value-type="string">
            <text:p>TWD</text:p>
          </table:table-cell>
          <table:table-cell table:style-name="odsStyleTableCell-8d67cc5feccdf3f45cd1b9373c67e4ac" office:value-type="string">
            <text:p>0.21845</text:p>
          </table:table-cell>
          <table:table-cell table:style-name="odsStyleTableCell-8d67cc5feccdf3f45cd1b9373c67e4ac" office:value-type="string">
            <text:p>31.40300</text:p>
          </table:table-cell>
        </table:table-row>
        <table:table-row table:style-name="ro1">
          <table:table-cell table:style-name="odsStyleTableCell-b58748c3d693c8d3e3529543fbdde7ba" office:value-type="string">
            <text:p>TÚNEZ</text:p>
          </table:table-cell>
          <table:table-cell table:style-name="odsStyleTableCell-b58748c3d693c8d3e3529543fbdde7ba" office:value-type="string">
            <text:p>DINAR TUNECINO</text:p>
          </table:table-cell>
          <table:table-cell table:style-name="odsStyleTableCell-b58748c3d693c8d3e3529543fbdde7ba" office:value-type="string">
            <text:p>TND</text:p>
          </table:table-cell>
          <table:table-cell table:style-name="odsStyleTableCell-8d67cc5feccdf3f45cd1b9373c67e4ac" office:value-type="string">
            <text:p>2.20536</text:p>
          </table:table-cell>
          <table:table-cell table:style-name="odsStyleTableCell-8d67cc5feccdf3f45cd1b9373c67e4ac" office:value-type="string">
            <text:p>3.11060</text:p>
          </table:table-cell>
        </table:table-row>
        <table:table-row table:style-name="ro1">
          <table:table-cell table:style-name="odsStyleTableCell-b58748c3d693c8d3e3529543fbdde7ba" office:value-type="string">
            <text:p>TURQUÍA</text:p>
          </table:table-cell>
          <table:table-cell table:style-name="odsStyleTableCell-b58748c3d693c8d3e3529543fbdde7ba" office:value-type="string">
            <text:p>LIRA TURCA</text:p>
          </table:table-cell>
          <table:table-cell table:style-name="odsStyleTableCell-b58748c3d693c8d3e3529543fbdde7ba" office:value-type="string">
            <text:p>TRY</text:p>
          </table:table-cell>
          <table:table-cell table:style-name="odsStyleTableCell-8d67cc5feccdf3f45cd1b9373c67e4ac" office:value-type="string">
            <text:p>0.22718</text:p>
          </table:table-cell>
          <table:table-cell table:style-name="odsStyleTableCell-8d67cc5feccdf3f45cd1b9373c67e4ac" office:value-type="string">
            <text:p>30.19660</text:p>
          </table:table-cell>
        </table:table-row>
        <table:table-row table:style-name="ro1">
          <table:table-cell table:style-name="odsStyleTableCell-b58748c3d693c8d3e3529543fbdde7ba" office:value-type="string">
            <text:p>URUGUAY</text:p>
          </table:table-cell>
          <table:table-cell table:style-name="odsStyleTableCell-b58748c3d693c8d3e3529543fbdde7ba" office:value-type="string">
            <text:p>PESO</text:p>
          </table:table-cell>
          <table:table-cell table:style-name="odsStyleTableCell-b58748c3d693c8d3e3529543fbdde7ba" office:value-type="string">
            <text:p>UYU</text:p>
          </table:table-cell>
          <table:table-cell table:style-name="odsStyleTableCell-8d67cc5feccdf3f45cd1b9373c67e4ac" office:value-type="string">
            <text:p>0.17528</text:p>
          </table:table-cell>
          <table:table-cell table:style-name="odsStyleTableCell-8d67cc5feccdf3f45cd1b9373c67e4ac" office:value-type="string">
            <text:p>39.13670</text:p>
          </table:table-cell>
        </table:table-row>
        <table:table-row table:style-name="ro1">
          <table:table-cell table:style-name="odsStyleTableCell-b58748c3d693c8d3e3529543fbdde7ba" office:value-type="string">
            <text:p>VENEZUELA</text:p>
          </table:table-cell>
          <table:table-cell table:style-name="odsStyleTableCell-b58748c3d693c8d3e3529543fbdde7ba" office:value-type="string">
            <text:p>BOLIVAR DIGITAL</text:p>
          </table:table-cell>
          <table:table-cell table:style-name="odsStyleTableCell-b58748c3d693c8d3e3529543fbdde7ba" office:value-type="string">
            <text:p>VES</text:p>
          </table:table-cell>
          <table:table-cell table:style-name="odsStyleTableCell-8d67cc5feccdf3f45cd1b9373c67e4ac" office:value-type="string">
            <text:p>0.19035</text:p>
          </table:table-cell>
          <table:table-cell table:style-name="odsStyleTableCell-8d67cc5feccdf3f45cd1b9373c67e4ac" office:value-type="string">
            <text:p>36.03970</text:p>
          </table:table-cell>
        </table:table-row>
        <table:table-row table:style-name="ro1">
          <table:table-cell table:style-name="odsStyleTableCell-b58748c3d693c8d3e3529543fbdde7ba" office:value-type="string">
            <text:p>VIETNAM</text:p>
          </table:table-cell>
          <table:table-cell table:style-name="odsStyleTableCell-b58748c3d693c8d3e3529543fbdde7ba" office:value-type="string">
            <text:p>DONG</text:p>
          </table:table-cell>
          <table:table-cell table:style-name="odsStyleTableCell-b58748c3d693c8d3e3529543fbdde7ba" office:value-type="string">
            <text:p>VND</text:p>
          </table:table-cell>
          <table:table-cell table:style-name="odsStyleTableCell-8d67cc5feccdf3f45cd1b9373c67e4ac" office:value-type="string">
            <text:p>0.00028</text:p>
          </table:table-cell>
          <table:table-cell table:style-name="odsStyleTableCell-8d67cc5feccdf3f45cd1b9373c67e4ac" office:value-type="string">
            <text:p>24,527.50000</text:p>
          </table:table-cell>
        </table:table-row>
        <table:table-row table:style-name="ro1">
          <table:table-cell table:style-name="odsStyleTableCell-b58748c3d693c8d3e3529543fbdde7ba" office:value-type="string">
            <text:p/>
          </table:table-cell>
          <table:table-cell table:style-name="odsStyleTableCell-b58748c3d693c8d3e3529543fbdde7ba" office:value-type="string">
            <text:p>DERECHO ESPECIAL DE GIRO</text:p>
          </table:table-cell>
          <table:table-cell table:style-name="odsStyleTableCell-b58748c3d693c8d3e3529543fbdde7ba" office:value-type="string">
            <text:p>USD/D.E.G.</text:p>
          </table:table-cell>
          <table:table-cell table:style-name="odsStyleTableCell-8d67cc5feccdf3f45cd1b9373c67e4ac" office:value-type="string">
            <text:p/>
          </table:table-cell>
          <table:table-cell table:style-name="odsStyleTableCell-8d67cc5feccdf3f45cd1b9373c67e4ac" office:value-type="string">
            <text:p>1.33120</text:p>
          </table:table-cell>
        </table:table-row>
        <table:table-row table:style-name="ro1">
          <table:table-cell table:style-name="odsStyleTableCell-b58748c3d693c8d3e3529543fbdde7ba" office:value-type="string">
            <text:p/>
          </table:table-cell>
          <table:table-cell table:style-name="odsStyleTableCell-b58748c3d693c8d3e3529543fbdde7ba" office:value-type="string">
            <text:p>UNIDAD DE FOMENTO DE VIVIENDA</text:p>
          </table:table-cell>
          <table:table-cell table:style-name="odsStyleTableCell-b58748c3d693c8d3e3529543fbdde7ba" office:value-type="string">
            <text:p>Bs/UFV</text:p>
          </table:table-cell>
          <table:table-cell table:style-name="odsStyleTableCell-8d67cc5feccdf3f45cd1b9373c67e4ac" office:value-type="string">
            <text:p/>
          </table:table-cell>
          <table:table-cell table:style-name="odsStyleTableCell-8d67cc5feccdf3f45cd1b9373c67e4ac" office:value-type="string">
            <text:p>2.4773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8b392de2830cd7145a3b6da6ead886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fd7a2f28088bd752948bf95b6feb3cba" office:value-type="string">
            <text:p> </text:p>
          </table:table-cell>
          <table:table-cell table:style-name="odsStyleTableCell-fd7a2f28088bd752948bf95b6feb3cba" office:value-type="string">
            <text:p>UNIDAD MONETARIA</text:p>
          </table:table-cell>
          <table:table-cell table:style-name="odsStyleTableCell-fd7a2f28088bd752948bf95b6feb3cba" office:value-type="string">
            <text:p>MONEDA</text:p>
          </table:table-cell>
          <table:table-cell table:style-name="odsStyleTableCell-fd7a2f28088bd752948bf95b6feb3cba" office:value-type="string">
            <text:p>TIPO DE CAMBIO EN M.E.</text:p>
          </table:table-cell>
        </table:table-row>
        <table:table-row table:style-name="ro1">
          <table:table-cell table:style-name="odsStyleTableCell-b58748c3d693c8d3e3529543fbdde7ba" office:value-type="string">
            <text:p>ORO</text:p>
          </table:table-cell>
          <table:table-cell table:style-name="odsStyleTableCell-b58748c3d693c8d3e3529543fbdde7ba" office:value-type="string">
            <text:p>ONZA TROY ORO</text:p>
          </table:table-cell>
          <table:table-cell table:style-name="odsStyleTableCell-b58748c3d693c8d3e3529543fbdde7ba" office:value-type="string">
            <text:p>USD./O.T.F.</text:p>
          </table:table-cell>
          <table:table-cell table:style-name="odsStyleTableCell-8d67cc5feccdf3f45cd1b9373c67e4ac" office:value-type="string">
            <text:p>2,027.70000</text:p>
          </table:table-cell>
        </table:table-row>
        <table:table-row table:style-name="ro1">
          <table:table-cell table:style-name="odsStyleTableCell-b58748c3d693c8d3e3529543fbdde7ba" office:value-type="string">
            <text:p>PLATA</text:p>
          </table:table-cell>
          <table:table-cell table:style-name="odsStyleTableCell-b58748c3d693c8d3e3529543fbdde7ba" office:value-type="string">
            <text:p>ONZA TROY PLATA</text:p>
          </table:table-cell>
          <table:table-cell table:style-name="odsStyleTableCell-b58748c3d693c8d3e3529543fbdde7ba" office:value-type="string">
            <text:p>USD./O.T.F.</text:p>
          </table:table-cell>
          <table:table-cell table:style-name="odsStyleTableCell-8d67cc5feccdf3f45cd1b9373c67e4ac" office:value-type="string">
            <text:p>22.571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8b392de2830cd7145a3b6da6ead886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fd7a2f28088bd752948bf95b6feb3cba" office:value-type="string">
            <text:p> </text:p>
          </table:table-cell>
          <table:table-cell table:style-name="odsStyleTableCell-fd7a2f28088bd752948bf95b6feb3cba" office:value-type="string">
            <text:p>1 MES</text:p>
          </table:table-cell>
          <table:table-cell table:style-name="odsStyleTableCell-fd7a2f28088bd752948bf95b6feb3cba" office:value-type="string">
            <text:p>3 MESES</text:p>
          </table:table-cell>
          <table:table-cell table:style-name="odsStyleTableCell-fd7a2f28088bd752948bf95b6feb3cba" office:value-type="string">
            <text:p>6 MESES</text:p>
          </table:table-cell>
        </table:table-row>
        <table:table-row table:style-name="ro1">
          <table:table-cell table:style-name="odsStyleTableCell-61d46d94c1847dc63d6528d599a7036c" office:value-type="string">
            <text:p>TASA LIBOR(USD)</text:p>
          </table:table-cell>
          <table:table-cell table:style-name="odsStyleTableCell-8d67cc5feccdf3f45cd1b9373c67e4ac" office:value-type="string">
            <text:p>5.45</text:p>
          </table:table-cell>
          <table:table-cell table:style-name="odsStyleTableCell-8d67cc5feccdf3f45cd1b9373c67e4ac" office:value-type="string">
            <text:p>5.58</text:p>
          </table:table-cell>
          <table:table-cell table:style-name="odsStyleTableCell-8d67cc5feccdf3f45cd1b9373c67e4ac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58748c3d693c8d3e3529543fbdde7ba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22</meta:creation-date>
    <meta:generator>ods générator</meta:generator>
    <dc:date>2024-10-15T21:15:22</dc:date>
    <meta:editing-duration>PT1S</meta:editing-duration>
    <meta:editing-cycles>1</meta:editing-cycles>
    <meta:document-statistic meta:table-count="1" meta:cell-count="4" meta:object-count="0"/>
  </office:meta>
</office:document-meta>
</file>